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2a4368"/>
    </style:style>
    <style:style style:name="P2" style:family="paragraph" style:parent-style-name="Standard">
      <style:text-properties officeooo:paragraph-rsid="00218ad9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218ad9"/>
    </style:style>
    <style:style style:name="P5" style:family="paragraph" style:parent-style-name="Standard" style:list-style-name="L1">
      <style:text-properties officeooo:paragraph-rsid="002a4368"/>
    </style:style>
    <style:style style:name="P6" style:family="paragraph" style:parent-style-name="Standard" style:list-style-name="L2"/>
    <style:style style:name="P7" style:family="paragraph" style:parent-style-name="Standard" style:list-style-name="L2">
      <style:text-properties officeooo:paragraph-rsid="002ba189"/>
    </style:style>
    <style:style style:name="P8" style:family="paragraph" style:parent-style-name="Standard">
      <style:text-properties officeooo:rsid="002ba189" officeooo:paragraph-rsid="002ba189"/>
    </style:style>
    <style:style style:name="P9" style:family="paragraph" style:parent-style-name="Standard">
      <style:text-properties officeooo:rsid="00205f85" officeooo:paragraph-rsid="002ba189"/>
    </style:style>
    <style:style style:name="P10" style:family="paragraph" style:parent-style-name="Standard">
      <style:text-properties officeooo:paragraph-rsid="002ba189"/>
    </style:style>
    <style:style style:name="P11" style:family="paragraph" style:parent-style-name="Standard" style:list-style-name="L3"/>
    <style:style style:name="T1" style:family="text">
      <style:text-properties officeooo:rsid="002ffc71"/>
    </style:style>
    <style:style style:name="T2" style:family="text">
      <style:text-properties style:font-name="Liberation Serif1" officeooo:rsid="002ffc71" style:font-name-asian="Liberation Serif1" style:font-name-complex="Liberation Seri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8">Referências de estudo</text:p>
      <text:p text:style-name="P2"/>
      <text:p text:style-name="P8">OpenTelemetry</text:p>
      <text:list xml:id="list1718908281" text:style-name="L1">
        <text:list-item>
          <text:p text:style-name="P4"><text:a xlink:type="simple" xlink:href="https://opentelemetry.io/docs/instrumentation/java/" text:style-name="Internet_20_link" text:visited-style-name="Visited_20_Internet_20_Link">https://opentelemetry.io/docs/instrumentation/java/</text:a></text:p>
        </text:list-item>
        <text:list-item>
          <text:p text:style-name="P4"><text:a xlink:type="simple" xlink:href="https://opentelemetry.io/docs/demo/docker-deployment/" text:style-name="Internet_20_link" text:visited-style-name="Visited_20_Internet_20_Link">https://opentelemetry.io/docs/demo/docker-deployment/</text:a></text:p>
        </text:list-item>
        <text:list-item>
          <text:p text:style-name="P3"><text:a xlink:type="simple" xlink:href="https://opentelemetry.io/docs/instrumentation/java/automatic/" text:style-name="Internet_20_link" text:visited-style-name="Visited_20_Internet_20_Link">https://opentelemetry.io/docs/instrumentation/java/automatic/</text:a></text:p>
        </text:list-item>
        <text:list-item>
          <text:p text:style-name="P3"><text:a xlink:type="simple" xlink:href="https://github.com/lightstep/opentelemetry-collector-contrib/tree/main/exporter/clickhouseexporter" text:style-name="Internet_20_link" text:visited-style-name="Visited_20_Internet_20_Link">https://github.com/lightstep/opentelemetry-collector-contrib/tree/main/exporter/clickhouseexporter</text:a></text:p>
        </text:list-item>
        <text:list-item>
          <text:p text:style-name="P3"><text:a xlink:type="simple" xlink:href="https://opentelemetry.io/docs/specification/otel/trace/sdk_exporters/jaeger/" text:style-name="Internet_20_link" text:visited-style-name="Visited_20_Internet_20_Link">https://opentelemetry.io/docs/specification/otel/trace/sdk_exporters/jaeger/</text:a></text:p>
        </text:list-item>
        <text:list-item>
          <text:p text:style-name="P5"><text:a xlink:type="simple" xlink:href="https://github.com/open-telemetry/opentelemetry-collector-contrib/issues/20746" text:style-name="Internet_20_link" text:visited-style-name="Visited_20_Internet_20_Link">https://github.com/open-telemetry/opentelemetry-collector-contrib/issues/20746</text:a></text:p>
        </text:list-item>
        <text:list-item>
          <text:p text:style-name="P5"><text:a xlink:type="simple" xlink:href="https://github.com/open-telemetry/opentelemetry-collector-contrib/blob/main/connector/spanmetricsconnector/README.md#more-examples" text:style-name="Internet_20_link" text:visited-style-name="Visited_20_Internet_20_Link">https://github.com/open-telemetry/opentelemetry-collector-contrib/blob/main/connector/spanmetricsconnector/README.md#more-examples</text:a></text:p>
        </text:list-item>
        <text:list-item>
          <text:p text:style-name="P5"/>
        </text:list-item>
        <text:list-item>
          <text:p text:style-name="P5"><text:a xlink:type="simple" xlink:href="https://github.com/open-telemetry/opentelemetry-collector-contrib/issues/20746" text:style-name="Internet_20_link" text:visited-style-name="Visited_20_Internet_20_Link">https://github.com/open-telemetry/opentelemetry-collector-contrib/issues/20746</text:a></text:p>
        </text:list-item>
        <text:list-item>
          <text:p text:style-name="P5"/>
        </text:list-item>
        <text:list-item>
          <text:p text:style-name="P5"><text:a xlink:type="simple" xlink:href="https://github.com/open-telemetry/opentelemetry-java/blob/main/sdk-extensions/autoconfigure/README.md#otlp-exporter-both-span-and-metric-exporters" text:style-name="Internet_20_link" text:visited-style-name="Visited_20_Internet_20_Link">https://github.com/open-telemetry/opentelemetry-java/blob/main/sdk-extensions/autoconfigure/README.md#otlp-exporter-both-span-and-metric-exporters</text:a></text:p>
        </text:list-item>
        <text:list-item>
          <text:p text:style-name="P5"><text:a xlink:type="simple" xlink:href="https://github.com/open-telemetry/opentelemetry-collector-contrib/tree/main/receiver/prometheusreceiver" text:style-name="Internet_20_link" text:visited-style-name="Visited_20_Internet_20_Link">https://github.com/open-telemetry/opentelemetry-collector-contrib/tree/main/receiver/prometheusreceiver</text:a></text:p>
        </text:list-item>
      </text:list>
      <text:p text:style-name="P1"/>
      <text:p text:style-name="P8">Clickhouse</text:p>
      <text:list xml:id="list123320882074356" text:continue-numbering="true" text:style-name="L1">
        <text:list-item>
          <text:p text:style-name="P3"><text:a xlink:type="simple" xlink:href="https://clickhouse.com/blog/storing-log-data-in-clickhouse-fluent-bit-vector-open-telemetry" text:style-name="Internet_20_link" text:visited-style-name="Visited_20_Internet_20_Link">https://clickhouse.com/blog/storing-log-data-in-clickhouse-fluent-bit-vector-open-telemetry</text:a></text:p>
        </text:list-item>
        <text:list-item>
          <text:p text:style-name="P3"><text:a xlink:type="simple" xlink:href="https://clickhouse.com/blog/storing-traces-and-spans-open-telemetry-in-clickhouse" text:style-name="Internet_20_link" text:visited-style-name="Visited_20_Internet_20_Link">https://clickhouse.com/blog/storing-traces-and-spans-open-telemetry-in-clickhouse</text:a></text:p>
        </text:list-item>
        <text:list-item>
          <text:p text:style-name="P3"><text:a xlink:type="simple" xlink:href="https://clickhouse.com/docs/en/intro" text:style-name="Internet_20_link" text:visited-style-name="Visited_20_Internet_20_Link">https://clickhouse.com/docs/en/intro</text:a></text:p>
        </text:list-item>
        <text:list-item>
          <text:p text:style-name="P3"><text:a xlink:type="simple" xlink:href="https://github.com/ClickHouse/ClickHouse/blob/master/docker/server/README.md" text:style-name="Internet_20_link" text:visited-style-name="Visited_20_Internet_20_Link">https://github.com/ClickHouse/ClickHouse/blob/master/docker/server/README.md</text:a></text:p>
        </text:list-item>
        <text:list-item>
          <text:p text:style-name="P3"><text:a xlink:type="simple" xlink:href="https://github.com/ClickHouse/opentelemetry-demo/tree/main" text:style-name="Internet_20_link" text:visited-style-name="Visited_20_Internet_20_Link">https://github.com/ClickHouse/opentelemetry-demo/tree/main</text:a></text:p>
        </text:list-item>
      </text:list>
      <text:p text:style-name="Standard"/>
      <text:p text:style-name="Standard"/>
      <text:p text:style-name="P9">Docker</text:p>
      <text:list xml:id="list3256421615" text:style-name="L2">
        <text:list-item>
          <text:p text:style-name="P7"><text:a xlink:type="simple" xlink:href="https://www.nanoshots.com.br/2017/11/docker-swarm-criando-um-cluster-de-ec2.html" text:style-name="Internet_20_link" text:visited-style-name="Visited_20_Internet_20_Link">https://www.nanoshots.com.br/2017/11/docker-swarm-criando-um-cluster-de-ec2.html</text:a></text:p>
        </text:list-item>
        <text:list-item>
          <text:p text:style-name="P7"><text:a xlink:type="simple" xlink:href="https://pawargaurang1212.medium.com/docker-swarm-deploying-docker-swarm-on-aws-ec2-instances-e96df5e65c61" text:style-name="Internet_20_link" text:visited-style-name="Visited_20_Internet_20_Link">https://pawargaurang1212.medium.com/docker-swarm-deploying-docker-swarm-on-aws-ec2-instances-e96df5e65c61</text:a></text:p>
        </text:list-item>
        <text:list-item>
          <text:p text:style-name="P7"><text:a xlink:type="simple" xlink:href="https://imasters.com.br/desenvolvimento/vamos-conhecer-o-docker-swarm" text:style-name="Internet_20_link" text:visited-style-name="Visited_20_Internet_20_Link">https://imasters.com.br/desenvolvimento/vamos-conhecer-o-docker-swarm</text:a></text:p>
        </text:list-item>
      </text:list>
      <text:p text:style-name="P10"/>
      <text:p text:style-name="P10"/>
      <text:p text:style-name="Standard"/>
      <text:p text:style-name="P8">Jaeger</text:p>
      <text:list xml:id="list123322097777719" text:continue-list="list123320882074356" text:style-name="L1">
        <text:list-item>
          <text:p text:style-name="P3"><text:a xlink:type="simple" xlink:href="https://www.jaegertracing.io/docs/1.45/getting-started/" text:style-name="Internet_20_link" text:visited-style-name="Visited_20_Internet_20_Link">https://www.jaegertracing.io/docs/1.45/getting-started/</text:a></text:p>
        </text:list-item>
        <text:list-item>
          <text:p text:style-name="P3"><text:a xlink:type="simple" xlink:href="https://medium.com/jaegertracing/jaeger-tracing-a-friendly-guide-for-beginners-7b53a4a568ca" text:style-name="Internet_20_link" text:visited-style-name="Visited_20_Internet_20_Link">https://medium.com/jaegertracing/jaeger-tracing-a-friendly-guide-for-beginners-7b53a4a568ca</text:a></text:p>
        </text:list-item>
        <text:list-item>
          <text:p text:style-name="P3"><text:a xlink:type="simple" xlink:href="https://medium.com/jaegertracing/introducing-native-support-for-opentelemetry-in-jaeger-eb661be8183c" text:style-name="Internet_20_link" text:visited-style-name="Visited_20_Internet_20_Link">https://medium.com/jaegertracing/introducing-native-support-for-opentelemetry-in-jaeger-eb661be8183c</text:a></text:p>
        </text:list-item>
        <text:list-item>
          <text:p text:style-name="P3"/>
        </text:list-item>
      </text:list>
      <text:p text:style-name="Standard"/>
      <text:p text:style-name="Standard"/>
      <text:p text:style-name="P8">Outros</text:p>
      <text:p text:style-name="P8"/>
      <text:list xml:id="list989384164" text:style-name="L3">
        <text:list-item>
          <text:p text:style-name="P11"><text:a xlink:type="simple" xlink:href="https://thecloudblog.net/post/opentelemetry-in-action-identifying-database-dependencies/" text:style-name="Internet_20_link" text:visited-style-name="Visited_20_Internet_20_Link">https://thecloudblog.net/post/opentelemetry-in-action-identifying-database-dependencies/</text:a></text:p>
        </text:list-item>
        <text:list-item>
          <text:p text:style-name="P11"><text:a xlink:type="simple" xlink:href="https://medium.com/opentracing/take-opentracing-for-a-hotrod-ride-f6e3141f7941" text:style-name="Internet_20_link" text:visited-style-name="Visited_20_Internet_20_Link">https://medium.com/opentracing/take-opentracing-for-a-hotrod-ride-f6e3141f7941</text:a></text:p>
        </text:list-item>
        <text:list-item>
          <text:p text:style-name="P11"><text:a xlink:type="simple" xlink:href="https://github.com/SigNoz/signoz" text:style-name="Internet_20_link" text:visited-style-name="Visited_20_Internet_20_Link">https://github.com/SigNoz/signoz</text:a></text:p>
        </text:list-item>
        <text:list-item>
          <text:p text:style-name="P11"><text:a xlink:type="simple" xlink:href="https://signoz.io/blog/opentelemetry-collector-complete-guide/" text:style-name="Internet_20_link" text:visited-style-name="Visited_20_Internet_20_Link">https://signoz.io/blog/opentelemetry-collector-complete-guide/</text:a></text:p>
        </text:list-item>
        <text:list-item>
          <text:p text:style-name="P11"><text:soft-page-break/><text:a xlink:type="simple" xlink:href="https://clickhouse.com/docs/en/interfaces/third-party/gui" text:style-name="Internet_20_link" text:visited-style-name="Visited_20_Internet_20_Link">https://clickhouse.com/docs/en/interfaces/third-party/gui</text:a></text:p>
        </text:list-item>
      </text:list>
      <text:list xml:id="list123322228752901" text:continue-list="list3256421615" text:style-name="L2">
        <text:list-item>
          <text:p text:style-name="P6"><text:a xlink:type="simple" xlink:href="https://www.sobyte.net/post/2022-06/cloki/" text:style-name="Internet_20_link" text:visited-style-name="Visited_20_Internet_20_Link">https://www.sobyte.net/post/2022-06/cloki/</text:a></text:p>
        </text:list-item>
        <text:list-item>
          <text:p text:style-name="P6"><text:a xlink:type="simple" xlink:href="https://qryn.metrico.in/#/installation" text:style-name="Internet_20_link" text:visited-style-name="Visited_20_Internet_20_Link">https://qryn.metrico.in/#/installation</text:a> <text:span text:style-name="T1">(antigo cloki </text:span><text:span text:style-name="T2">↑</text:span><text:span text:style-name="T1">)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2T12:33:20.621000000</dc:date>
    <meta:editing-duration>P2DT19H17M20S</meta:editing-duration>
    <meta:editing-cycles>20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37" meta:word-count="70" meta:character-count="2223" meta:non-whitespace-character-count="2218"/>
  </office:meta>
</office:document-meta>
</file>